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77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79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84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87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88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89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90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9cb804" officeooo:paragraph-rsid="009cb804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officeooo:rsid="009cb804" officeooo:paragraph-rsid="009cb804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Ubuntu" fo:font-size="11pt" officeooo:rsid="00514690" style:font-size-asian="11pt" style:font-size-complex="11pt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4d786d" style:font-weight-asian="bold" style:font-weight-complex="bold"/>
    </style:style>
    <style:style style:name="T29" style:family="text">
      <style:text-properties fo:color="#c9211e" loext:opacity="100%" fo:font-weight="bold" officeooo:rsid="004ee2e8" style:font-weight-asian="bold" style:font-weight-complex="bold"/>
    </style:style>
    <style:style style:name="T30" style:family="text">
      <style:text-properties fo:color="#c9211e" loext:opacity="100%" officeooo:rsid="004ee2e8"/>
    </style:style>
    <style:style style:name="T31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2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3" style:family="text">
      <style:text-properties fo:color="#c9211e" loext:opacity="100%" officeooo:rsid="004ca4ae"/>
    </style:style>
    <style:style style:name="T34" style:family="text">
      <style:text-properties officeooo:rsid="004d786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4ee2e8"/>
    </style:style>
    <style:style style:name="T37" style:family="text">
      <style:text-properties fo:color="#000000" loext:opacity="100%" fo:font-weight="bold" officeooo:rsid="004d786d" style:font-weight-asian="bold" style:font-weight-complex="bold"/>
    </style:style>
    <style:style style:name="T38" style:family="text">
      <style:text-properties fo:color="#000000" loext:opacity="100%" fo:font-weight="bold" officeooo:rsid="004ee2e8" style:font-weight-asian="bold" style:font-weight-complex="bold"/>
    </style:style>
    <style:style style:name="T39" style:family="text">
      <style:text-properties officeooo:rsid="0057ab3a"/>
    </style:style>
    <style:style style:name="T40" style:family="text">
      <style:text-properties officeooo:rsid="00592596"/>
    </style:style>
    <style:style style:name="T41" style:family="text">
      <style:text-properties officeooo:rsid="005a3bfa"/>
    </style:style>
    <style:style style:name="T42" style:family="text">
      <style:text-properties officeooo:rsid="005b5cb0"/>
    </style:style>
    <style:style style:name="T43" style:family="text">
      <style:text-properties officeooo:rsid="005da2c9"/>
    </style:style>
    <style:style style:name="T44" style:family="text">
      <style:text-properties officeooo:rsid="005f08d0"/>
    </style:style>
    <style:style style:name="T45" style:family="text">
      <style:text-properties officeooo:rsid="006020cf"/>
    </style:style>
    <style:style style:name="T46" style:family="text">
      <style:text-properties officeooo:rsid="0061dd2b"/>
    </style:style>
    <style:style style:name="T47" style:family="text">
      <style:text-properties officeooo:rsid="0064b584"/>
    </style:style>
    <style:style style:name="T48" style:family="text">
      <style:text-properties officeooo:rsid="004ca4ae"/>
    </style:style>
    <style:style style:name="T49" style:family="text">
      <style:text-properties officeooo:rsid="007772a6"/>
    </style:style>
    <style:style style:name="T50" style:family="text">
      <style:text-properties officeooo:rsid="00792d43"/>
    </style:style>
    <style:style style:name="T51" style:family="text">
      <style:text-properties officeooo:rsid="007b21cd"/>
    </style:style>
    <style:style style:name="T52" style:family="text">
      <style:text-properties officeooo:rsid="007e4fee"/>
    </style:style>
    <style:style style:name="T53" style:family="text">
      <style:text-properties officeooo:rsid="00817f3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9">Bonjour.</text:p>
      <text:p text:style-name="P9">Au revoir.</text:p>
      <text:p text:style-name="P7"/>
      <text:p text:style-name="P9">Une fille.<text:tab/><text:tab/><text:span text:style-name="T40">[ un fi ]</text:span></text:p>
      <text:p text:style-name="P9">Un garçon.<text:tab/> <text:tab/><text:span text:style-name="T40">[ qa garso ]</text:span></text:p>
      <text:p text:style-name="P9">Une femme.<text:tab/><text:tab/><text:span text:style-name="T40">[ un f</text:span><text:span text:style-name="T46">a</text:span><text:span text:style-name="T40">m ]</text:span></text:p>
      <text:p text:style-name="P9">Un homme.<text:tab/><text:tab/><text:span text:style-name="T40">[ qa n_om ]</text:span></text:p>
      <text:p text:style-name="P9"/>
      <text:p text:style-name="P12">Les <text:s/><text:span text:style-name="T39">garçon</text:span>s.<text:tab/><text:tab/>[ le garson ]</text:p>
      <text:p text:style-name="P12">Les filles.<text:tab/><text:tab/>[ le fi ]<text:tab/></text:p>
      <text:p text:style-name="P13">L<text:span text:style-name="T45">es </text:span>hommes.<text:tab/><text:tab/><text:span text:style-name="T45">[le ż_om]</text:span></text:p>
      <text:p text:style-name="P16">Les femmes<text:tab/><text:tab/><text:span text:style-name="T45">[ le fam ]</text:span></text:p>
      <text:p text:style-name="P16"/>
      <text:p text:style-name="P7"><text:span text:style-name="T35">Mang</text:span><text:span text:style-name="T27">er</text:span> [ man-xġe ] (to eat)</text:p>
      <text:p text:style-name="P7">Je<text:tab/><text:tab/>mang<text:span text:style-name="T26">e</text:span><text:tab/><text:tab/>[ xġ man-xġ ]</text:p>
      <text:p text:style-name="P7">Tu<text:tab/><text:tab/>mang<text:span text:style-name="T26">es</text:span><text:tab/>[ tu man-xġ ]</text:p>
      <text:p text:style-name="P7">Il, elle, on<text:tab/>mang<text:span text:style-name="T26">e</text:span><text:tab/><text:tab/>[ il, el, qu man-xġ ]</text:p>
      <text:p text:style-name="P7">Nous<text:tab/><text:tab/>mang<text:span text:style-name="T26">eons</text:span><text:tab/>[ nu man-xġo ]</text:p>
      <text:p text:style-name="P7">Vous<text:tab/><text:tab/>mang<text:span text:style-name="T26">ez</text:span><text:tab/>[ vu man-xġe ]</text:p>
      <text:p text:style-name="P7">Ils, elles<text:tab/>mang<text:span text:style-name="T26">ent</text:span><text:tab/>[ il, el man-xġ ]</text:p>
      <text:p text:style-name="P7"/>
      <text:p text:style-name="P7"/>
      <text:p text:style-name="P11"><text:span text:style-name="Strong_20_Emphasis">Boi</text:span><text:span text:style-name="Strong_20_Emphasis"><text:span text:style-name="T26">re</text:span></text:span> <text:tab/>[ bwa ] (to drink)<text:tab/><text:tab/><text:tab/><text:tab/><text:span text:style-name="Strong_20_Emphasis">oi -&gt; </text:span><text:span text:style-name="Strong_20_Emphasis"><text:span text:style-name="T43">wa</text:span></text:span></text:p>
      <text:p text:style-name="P7">Je<text:tab/><text:tab/>boi<text:span text:style-name="T26">s</text:span><text:tab/><text:tab/>[ xġ bwa ]</text:p>
      <text:p text:style-name="P7">Tu<text:tab/><text:tab/>boi<text:span text:style-name="T26">s</text:span><text:tab/><text:tab/>[ tu bwa ]</text:p>
      <text:p text:style-name="P7">Il, elle, on<text:tab/>boi<text:span text:style-name="T26">t</text:span><text:tab/><text:tab/>[ il, el, qu bwa ]</text:p>
      <text:p text:style-name="P7">Nous<text:tab/><text:tab/>buv<text:span text:style-name="T26">ons</text:span><text:tab/>[ nu buvo ]</text:p>
      <text:p text:style-name="P7">Vous<text:tab/><text:tab/>buv<text:span text:style-name="T26">ez</text:span><text:tab/><text:tab/>[ vu buve ]</text:p>
      <text:p text:style-name="P7">Ils, elles<text:tab/>boiv<text:span text:style-name="T26">ent</text:span><text:tab/>[ il, el bwav ]</text:p>
      <text:p text:style-name="P7"/>
      <text:p text:style-name="P7"/>
      <text:p text:style-name="P7"/>
      <text:p text:style-name="P15"><text:soft-page-break/><text:span text:style-name="T38">Cour</text:span><text:span text:style-name="T29">ir</text:span><text:span text:style-name="T26"><text:tab/></text:span>[ <text:span text:style-name="T36">kurir</text:span>] <text:span text:style-name="T47">(to run)</text:span></text:p>
      <text:p text:style-name="P14"/>
      <text:p text:style-name="P15">Je <text:s/><text:span text:style-name="T36">cour</text:span><text:span text:style-name="T30">s</text:span><text:tab/><text:tab/>[ xġ <text:s/><text:span text:style-name="T36">kur</text:span><text:span text:style-name="T34"> </text:span>]<text:tab/><text:tab/></text:p>
      <text:p text:style-name="P76"><text:span text:style-name="T2">Tu </text:span><text:span text:style-name="T3">cour</text:span><text:span text:style-name="T31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5">il, elle, on <text:span text:style-name="T36">cour</text:span><text:span text:style-name="T30">t</text:span><text:tab/>[ il, el, qu <text:s/><text:span text:style-name="T36">kur</text:span><text:span text:style-name="T34"> </text:span>]<text:tab/><text:tab/></text:p>
      <text:p text:style-name="P15"/>
      <text:p text:style-name="P15">nous <text:span text:style-name="T36">cour</text:span><text:span text:style-name="T26">ons</text:span><text:tab/><text:tab/>[ nu <text:span text:style-name="T36">kuro</text:span><text:span text:style-name="T34"> </text:span>]<text:tab/><text:tab/><text:tab/></text:p>
      <text:p text:style-name="P15">vous <text:span text:style-name="T36">cour</text:span><text:span text:style-name="T26">ez</text:span><text:tab/><text:tab/>[ vu <text:s/><text:span text:style-name="T36">kure</text:span><text:span text:style-name="T34"> </text:span>]<text:tab/><text:tab/><text:tab/></text:p>
      <text:p text:style-name="P18"><text:span text:style-name="T48">ils, elles </text:span><text:span text:style-name="T36">cour</text:span><text:span text:style-name="T33">ent</text:span><text:span text:style-name="T48"><text:tab/>[ il, el </text:span><text:span text:style-name="T36">kur</text:span><text:span text:style-name="T34"> </text:span><text:span text:style-name="T48">]<text:tab/></text:span></text:p>
      <text:p text:style-name="P7"/>
      <text:p text:style-name="P7"><text:span text:style-name="Strong_20_Emphasis">Lire</text:span> [ lir ] (to read)</text:p>
      <text:p text:style-name="P7">Je<text:tab/><text:tab/>li<text:span text:style-name="T26">s</text:span><text:tab/><text:tab/>[ xġ li ]</text:p>
      <text:p text:style-name="P7">Tu<text:tab/><text:tab/>li<text:span text:style-name="T26">s</text:span><text:tab/><text:tab/>[ tu li ]</text:p>
      <text:p text:style-name="P7">Il, elle, on<text:tab/>li<text:span text:style-name="T26">t</text:span><text:tab/><text:tab/>[ il, el, qu li ]</text:p>
      <text:p text:style-name="P7">Nous<text:tab/><text:tab/>lis<text:span text:style-name="T26">ons<text:tab/></text:span><text:tab/>[ nu li<text:span text:style-name="T41">ż</text:span>o ]</text:p>
      <text:p text:style-name="P7">Vous<text:tab/><text:tab/>lise<text:span text:style-name="T26">z<text:tab/></text:span><text:tab/>[ vu li<text:span text:style-name="T41">ż</text:span>e ]</text:p>
      <text:p text:style-name="P7">Ils, elles<text:tab/>lis<text:span text:style-name="T26">ent</text:span><text:tab/><text:tab/>[ il, el li<text:span text:style-name="T41">ż</text:span> ]</text:p>
      <text:p text:style-name="P7"/>
      <text:p text:style-name="P75"><text:span text:style-name="T23">Cuisin</text:span><text:span text:style-name="T32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7">Je<text:tab/><text:tab/>cuisin<text:span text:style-name="T26">e<text:tab/></text:span><text:tab/>[ xġ k<text:span text:style-name="T42">w</text:span>i<text:span text:style-name="T42">ż</text:span>in ]</text:p>
      <text:p text:style-name="P7">Tu<text:tab/><text:tab/>cuisin<text:span text:style-name="T26">es</text:span><text:tab/>[ tu k<text:span text:style-name="T42">w</text:span>i<text:span text:style-name="T42">ż</text:span>in ]</text:p>
      <text:p text:style-name="P7">Il, elle, on<text:tab/>cuisin<text:span text:style-name="T26">e<text:tab/></text:span><text:tab/>[ il, el, qu k<text:span text:style-name="T42">w</text:span>i<text:span text:style-name="T42">ż</text:span>in ]</text:p>
      <text:p text:style-name="P7">Nous<text:tab/><text:tab/>cuisin<text:span text:style-name="T26">ons</text:span><text:tab/>[ nu k<text:span text:style-name="T42">w</text:span>i<text:span text:style-name="T42">ż</text:span>i-no ]</text:p>
      <text:p text:style-name="P7">Vous<text:tab/><text:tab/>cuisin<text:span text:style-name="T26">ez</text:span><text:tab/>[ vu k<text:span text:style-name="T42">w</text:span>i<text:span text:style-name="T42">ż</text:span>i-ne ]</text:p>
      <text:p text:style-name="P7">Ils, elles<text:tab/>cuisin<text:span text:style-name="T26">ent</text:span><text:tab/>[ il, el k<text:span text:style-name="T42">w</text:span>i<text:span text:style-name="T42">ż</text:span>in ]</text:p>
      <text:p text:style-name="P7"/>
      <text:p text:style-name="P7"><text:span text:style-name="T35">Écri</text:span><text:span text:style-name="T27">re</text:span> [ ek-<text:span text:style-name="T44">r</text:span>ir ] (to write)</text:p>
      <text:p text:style-name="P7">Je<text:tab/><text:tab/>écri<text:span text:style-name="T26">s</text:span><text:tab/><text:tab/>[ xġ ek<text:span text:style-name="T44">ri</text:span> ]</text:p>
      <text:p text:style-name="P7">Tu<text:tab/><text:tab/>écri<text:span text:style-name="T26">s</text:span><text:tab/><text:tab/>[ tu ek<text:span text:style-name="T44">ri</text:span>]</text:p>
      <text:p text:style-name="P7">Il, elle, on<text:tab/>écri<text:span text:style-name="T26">t<text:tab/></text:span><text:tab/>[ il, el, qu ek<text:span text:style-name="T44">ri</text:span>]</text:p>
      <text:p text:style-name="P7">Nous<text:tab/><text:tab/>écriv<text:span text:style-name="T26">ons</text:span><text:tab/>[ nu <text:span text:style-name="T42">ż_</text:span>ek<text:span text:style-name="T42">r</text:span>i-vo ]</text:p>
      <text:p text:style-name="P7">Vous<text:tab/><text:tab/>écrive<text:span text:style-name="T26">z<text:tab/></text:span><text:tab/>[ vu <text:span text:style-name="T42">ż_</text:span>ek<text:span text:style-name="T42">r</text:span>i-ve ]</text:p>
      <text:p text:style-name="P10">Ils, elles<text:tab/>écriv<text:span text:style-name="T26">ent</text:span><text:tab/>[ il, el <text:span text:style-name="T42">ż_ ekgri</text:span> ]</text:p>
      <text:p text:style-name="P10"/>
      <text:p text:style-name="P10"/>
      <text:p text:style-name="P10"/>
      <text:p text:style-name="P15"><text:soft-page-break/><text:span text:style-name="T37">Nag</text:span><text:span text:style-name="T28">er</text:span><text:span text:style-name="T26"><text:tab/></text:span>[ <text:span text:style-name="T34">naxġe</text:span> ] <text:span text:style-name="T47">( to swim)</text:span></text:p>
      <text:p text:style-name="P14"/>
      <text:p text:style-name="P15">Je <text:s/><text:span text:style-name="T34">nag</text:span><text:span text:style-name="T26">e</text:span> <text:tab/><text:tab/>[ xġ <text:s/><text:span text:style-name="T34">naxġ </text:span>]<text:tab/><text:tab/></text:p>
      <text:p text:style-name="P15">Tu <text:span text:style-name="T34">nag</text:span><text:span text:style-name="T26">es</text:span><text:tab/><text:tab/>[ tu <text:span text:style-name="T34">naxġ </text:span>]<text:tab/><text:tab/><text:tab/></text:p>
      <text:p text:style-name="P15">il, elle, on <text:span text:style-name="T34">nag</text:span><text:span text:style-name="T26">e</text:span><text:tab/>[ il, el, qu <text:s/><text:span text:style-name="T34">naxġ </text:span>]<text:tab/><text:tab/></text:p>
      <text:p text:style-name="P15"/>
      <text:p text:style-name="P15">nous <text:span text:style-name="T34">nag</text:span><text:span text:style-name="T30">e</text:span><text:span text:style-name="T26">ons</text:span><text:tab/><text:tab/>[ nu <text:span text:style-name="T34">naxġo </text:span>]<text:tab/><text:tab/><text:tab/></text:p>
      <text:p text:style-name="P15">vous <text:span text:style-name="T34">nag</text:span><text:span text:style-name="T26">ez</text:span><text:tab/><text:tab/>[ vu <text:s/><text:span text:style-name="T34">naxġe </text:span>]<text:tab/><text:tab/><text:tab/></text:p>
      <text:p text:style-name="P15">ils, elles <text:span text:style-name="T34">nag</text:span><text:span text:style-name="T26">ent</text:span><text:tab/>[ il, el <text:span text:style-name="T34">naxġ </text:span>]<text:tab/></text:p>
      <text:p text:style-name="P7"/>
      <text:p text:style-name="P5">Sentences about Eating and Drinking</text:p>
      <text:p text:style-name="P17">La femme mange.</text:p>
      <text:p text:style-name="P17">L'homme mange.</text:p>
      <text:p text:style-name="P17">Le garçon mange.</text:p>
      <text:p text:style-name="P17">La fille mange.</text:p>
      <text:p text:style-name="P17">Les femmes mangent.</text:p>
      <text:p text:style-name="P17">Les hommes mangent.</text:p>
      <text:p text:style-name="P17">Les garçons mangent.</text:p>
      <text:p text:style-name="P17">Les filles mangent.</text:p>
      <text:p text:style-name="P17">Elle mange.</text:p>
      <text:p text:style-name="P17">Il mange.</text:p>
      <text:p text:style-name="P17">Ils mangent.</text:p>
      <text:p text:style-name="P17">Elles mangent.</text:p>
      <text:p text:style-name="P17">L'homme boit.</text:p>
      <text:p text:style-name="P17">La fille boit.</text:p>
      <text:p text:style-name="P17">Les hommes boivent.</text:p>
      <text:p text:style-name="P17">Elle boit.</text:p>
      <text:p text:style-name="P17">Ils boivent.</text:p>
      <text:p text:style-name="P17"/>
      <text:p text:style-name="P5">Sentences about Reading and Writing</text:p>
      <text:p text:style-name="P17">L'homme lit.</text:p>
      <text:p text:style-name="P17">La femme lit.</text:p>
      <text:p text:style-name="P17">La fille lit.</text:p>
      <text:p text:style-name="P17">Le garçon lit.</text:p>
      <text:p text:style-name="P17">Les femmes lisent.</text:p>
      <text:p text:style-name="P17">Les hommes lisent.</text:p>
      <text:p text:style-name="P17"><text:soft-page-break/>Les garçons lisent.</text:p>
      <text:p text:style-name="P17">Les filles lisent.</text:p>
      <text:p text:style-name="P17">Elle lit.</text:p>
      <text:p text:style-name="P17">Il lit.</text:p>
      <text:p text:style-name="P17">Ils lisent.</text:p>
      <text:p text:style-name="P17">Elle écrit.</text:p>
      <text:p text:style-name="P17">Il écrit.</text:p>
      <text:p text:style-name="P17">Ils écrivent.</text:p>
      <text:p text:style-name="P17">Elles écrivent.</text:p>
      <text:p text:style-name="P17"/>
      <text:p text:style-name="P5">Sentences about Running</text:p>
      <text:p text:style-name="P17">La femme court.</text:p>
      <text:p text:style-name="P17">L'homme court.</text:p>
      <text:p text:style-name="P17">La fille court.</text:p>
      <text:p text:style-name="P17">Le garçon court.</text:p>
      <text:p text:style-name="P17">Les femmes courent.</text:p>
      <text:p text:style-name="P17">Les hommes courent.</text:p>
      <text:p text:style-name="P17">Les filles courent.</text:p>
      <text:p text:style-name="P17">Les garçons courent.</text:p>
      <text:p text:style-name="P17">Elle court.</text:p>
      <text:p text:style-name="P17">Il court.</text:p>
      <text:p text:style-name="P17">Ils courent.</text:p>
      <text:p text:style-name="P17">Elles courent.</text:p>
      <text:p text:style-name="P17"/>
      <text:p text:style-name="P5">Sentences about Cooking</text:p>
      <text:p text:style-name="P17">L'homme cuisine.</text:p>
      <text:p text:style-name="P17">Elle cuisine.</text:p>
      <text:p text:style-name="P17">Il cuisine.</text:p>
      <text:p text:style-name="P17">Ils cuisinent.</text:p>
      <text:p text:style-name="P17">Elles cuisinent.</text:p>
      <text:p text:style-name="P17">Les hommes cuisinent.</text:p>
      <text:p text:style-name="P17"/>
      <text:p text:style-name="P5">Sentences about Swimming</text:p>
      <text:p text:style-name="P17">La fille nage.</text:p>
      <text:p text:style-name="P17">L'homme nage.</text:p>
      <text:p text:style-name="P17">Les femmes nagent.</text:p>
      <text:p text:style-name="P17"><text:soft-page-break/>Les garçons nagent.</text:p>
      <text:p text:style-name="P17">Il nage.</text:p>
      <text:p text:style-name="P17">Elle nage.</text:p>
      <text:p text:style-name="P17">Ils nagent.</text:p>
      <text:p text:style-name="P17"/>
      <text:p text:style-name="P5">Sentences about Articles</text:p>
      <text:p text:style-name="P17">Un garçon.</text:p>
      <text:p text:style-name="P17">Une fille.</text:p>
      <text:p text:style-name="P17">Des garçons.</text:p>
      <text:p text:style-name="P17">Des filles.</text:p>
      <text:p text:style-name="P17">Des hommes.</text:p>
      <text:p text:style-name="P17">Des femmes.</text:p>
      <text:p text:style-name="P17"/>
      <text:p text:style-name="P74"><text:span text:style-name="T25"/></text:p>
      <text:p text:style-name="P8">________________________________________________________________________________________________</text:p>
      <text:p text:style-name="P8"/>
      <text:h text:style-name="P24" text:outline-level="4"/>
      <text:p text:style-name="P6">Lesson 2</text:p>
      <text:p text:style-name="P25"/>
      <text:p text:style-name="P25">Un sandwich. <text:tab/><text:tab/><text:tab/><text:tab/><text:tab/>[ qa sandwiċ ]</text:p>
      <text:p text:style-name="P25">Un oeuf. <text:tab/><text:tab/><text:tab/><text:tab/><text:tab/>[ qa n_ef ]</text:p>
      <text:p text:style-name="P25">Une pomme. <text:tab/><text:tab/><text:tab/><text:tab/><text:tab/>[ qun pom ]</text:p>
      <text:p text:style-name="P25">Du pain. <text:tab/><text:tab/><text:tab/><text:tab/><text:tab/>[ dju pa ]</text:p>
      <text:p text:style-name="P25">Du café. <text:tab/><text:tab/><text:tab/><text:tab/><text:tab/>[ dju kafe ]</text:p>
      <text:p text:style-name="P25">Du lait. <text:tab/><text:tab/><text:tab/><text:tab/><text:tab/>[ dju le ]</text:p>
      <text:p text:style-name="P25">Du riz. <text:tab/><text:tab/><text:tab/><text:tab/><text:tab/><text:tab/>[ dju ri ]</text:p>
      <text:p text:style-name="P25">De l'eau. <text:tab/><text:tab/><text:tab/><text:tab/><text:tab/>[ du lo ]</text:p>
      <text:p text:style-name="P25">Un chien. <text:tab/><text:tab/><text:tab/><text:tab/><text:tab/>[ qa xja ]</text:p>
      <text:p text:style-name="P25">Un chat. <text:tab/><text:tab/><text:tab/><text:tab/><text:tab/>[ qa xa ]</text:p>
      <text:p text:style-name="P25">Un cheval. <text:tab/><text:tab/><text:tab/><text:tab/><text:tab/>[ qa xaval ]</text:p>
      <text:p text:style-name="P25">Une voiture. <text:tab/><text:tab/><text:tab/><text:tab/><text:tab/>[ qun va-tjur ]</text:p>
      <text:p text:style-name="P25">Un journal. <text:tab/><text:tab/><text:tab/><text:tab/><text:tab/>[ qa xġornal ]</text:p>
      <text:p text:style-name="P25">Un vélo. <text:tab/><text:tab/><text:tab/><text:tab/><text:tab/>[ qa velo ]</text:p>
      <text:p text:style-name="P25">Un livre. <text:tab/><text:tab/><text:tab/><text:tab/><text:tab/>[ qa livr ]</text:p>
      <text:p text:style-name="P25">Un stylo. <text:tab/><text:tab/><text:tab/><text:tab/><text:tab/>[ qa stilo ]</text:p>
      <text:p text:style-name="P25">Un poisson. <text:tab/><text:tab/><text:tab/><text:tab/><text:tab/>[ qa pwaso ]</text:p>
      <text:h text:style-name="P19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2" text:outline-level="3">Pronoun</text:h>
            </table:table-cell>
            <table:table-cell table:style-name="Table1.A1" office:value-type="string">
              <text:h text:style-name="P22" text:outline-level="3">Conjugation</text:h>
            </table:table-cell>
            <table:table-cell table:style-name="Table1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78"><text:span text:style-name="Strong_20_Emphasis"><text:span text:style-name="T6">Je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xġ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Tu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tu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5">conduit</text:p>
          </table:table-cell>
          <table:table-cell table:style-name="Table1.A1" office:value-type="string">
            <text:p text:style-name="P25">[ il, el, qu kondwi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Nous</text:span></text:span></text:p>
          </table:table-cell>
          <table:table-cell table:style-name="Table1.A1" office:value-type="string">
            <text:p text:style-name="P25">conduisons</text:p>
          </table:table-cell>
          <table:table-cell table:style-name="Table1.A1" office:value-type="string">
            <text:p text:style-name="P25">[ nu kondwi<text:span text:style-name="T49">ż</text:span>o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Vous</text:span></text:span></text:p>
          </table:table-cell>
          <table:table-cell table:style-name="Table1.A1" office:value-type="string">
            <text:p text:style-name="P25">conduisez</text:p>
          </table:table-cell>
          <table:table-cell table:style-name="Table1.A1" office:value-type="string">
            <text:p text:style-name="P25">[ vu kondwi<text:span text:style-name="T49">ż</text:span>e ]</text:p>
          </table:table-cell>
        </table:table-row>
        <table:table-row>
          <table:table-cell table:style-name="Table1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5">conduisent</text:p>
          </table:table-cell>
          <table:table-cell table:style-name="Table1.A1" office:value-type="string">
            <text:p text:style-name="P25">[ il, el kondwi<text:span text:style-name="T49">ż</text:span> ]</text:p>
          </table:table-cell>
        </table:table-row>
      </table:table>
      <text:p text:style-name="P20"/>
      <text:h text:style-name="P21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8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2" text:outline-level="3">Conjugation</text:h>
            </table:table-cell>
            <table:table-cell table:style-name="Table2.C1" office:value-type="string">
              <text:h text:style-name="P77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78"><text:span text:style-name="Strong_20_Emphasis"><text:span text:style-name="T6">Je</text:span></text:span></text:p>
          </table:table-cell>
          <table:table-cell table:style-name="Table2.B1" office:value-type="string">
            <text:p text:style-name="P25">ai</text:p>
          </table:table-cell>
          <table:table-cell table:style-name="Table2.C1" office:value-type="string">
            <text:p text:style-name="P25">[ xġ e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Tu</text:span></text:span></text:p>
          </table:table-cell>
          <table:table-cell table:style-name="Table2.B1" office:value-type="string">
            <text:p text:style-name="P25">as</text:p>
          </table:table-cell>
          <table:table-cell table:style-name="Table2.C1" office:value-type="string">
            <text:p text:style-name="P25">[ tu a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5">a</text:p>
          </table:table-cell>
          <table:table-cell table:style-name="Table2.C1" office:value-type="string">
            <text:p text:style-name="P25">[ il, el, <text:span text:style-name="T49">a / </text:span>qu <text:span text:style-name="T49">n_</text:span>a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Nous</text:span></text:span></text:p>
          </table:table-cell>
          <table:table-cell table:style-name="Table2.B1" office:value-type="string">
            <text:p text:style-name="P25">avons</text:p>
          </table:table-cell>
          <table:table-cell table:style-name="Table2.C1" office:value-type="string">
            <text:p text:style-name="P25">[ nu <text:span text:style-name="T49">ż_</text:span>avo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Vous</text:span></text:span></text:p>
          </table:table-cell>
          <table:table-cell table:style-name="Table2.B1" office:value-type="string">
            <text:p text:style-name="P25">avez</text:p>
          </table:table-cell>
          <table:table-cell table:style-name="Table2.C1" office:value-type="string">
            <text:p text:style-name="P25">[ vu <text:span text:style-name="T49">ż_</text:span>ave ]</text:p>
          </table:table-cell>
        </table:table-row>
        <table:table-row table:style-name="Table2.1">
          <table:table-cell table:style-name="Table2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5">ont</text:p>
          </table:table-cell>
          <table:table-cell table:style-name="Table2.C1" office:value-type="string">
            <text:p text:style-name="P25">[ il, el <text:span text:style-name="T49">ż</text:span>_on ]</text:p>
          </table:table-cell>
        </table:table-row>
      </table:table>
      <text:p text:style-name="P23"/>
      <text:h text:style-name="P21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8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2" text:outline-level="3">Conjugation</text:h>
            </table:table-cell>
            <table:table-cell table:style-name="Table3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78"><text:span text:style-name="Strong_20_Emphasis"><text:span text:style-name="T6">Je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xġ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Tu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tu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5">dort</text:p>
          </table:table-cell>
          <table:table-cell table:style-name="Table3.A1" office:value-type="string">
            <text:p text:style-name="P25">[ il, el, qu dor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Nous</text:span></text:span></text:p>
          </table:table-cell>
          <table:table-cell table:style-name="Table3.A1" office:value-type="string">
            <text:p text:style-name="P25">dormons</text:p>
          </table:table-cell>
          <table:table-cell table:style-name="Table3.A1" office:value-type="string">
            <text:p text:style-name="P25">[ nu dormo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Vous</text:span></text:span></text:p>
          </table:table-cell>
          <table:table-cell table:style-name="Table3.A1" office:value-type="string">
            <text:p text:style-name="P25">dormez</text:p>
          </table:table-cell>
          <table:table-cell table:style-name="Table3.A1" office:value-type="string">
            <text:p text:style-name="P25">[ vu dorme ]</text:p>
          </table:table-cell>
        </table:table-row>
        <table:table-row>
          <table:table-cell table:style-name="Table3.A1" office:value-type="string">
            <text:p text:style-name="P78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5">dorment</text:p>
          </table:table-cell>
          <table:table-cell table:style-name="Table3.A1" office:value-type="string">
            <text:p text:style-name="P25">[ il, el dorm ]</text:p>
          </table:table-cell>
        </table:table-row>
      </table:table>
      <text:p text:style-name="P23"/>
      <text:p text:style-name="P29">une fille et une femme. <text:tab/><text:tab/><text:tab/>[ qun fil e qun fam ]</text:p>
      <text:p text:style-name="P29">un sandwich et du lait. <text:tab/><text:tab/><text:tab/>[ qa sandwiċ e dju le ]</text:p>
      <text:p text:style-name="P29">un garçon et un homme. <text:tab/><text:tab/><text:tab/>[ qa garso e qa_nom ]</text:p>
      <text:p text:style-name="P29">du riz et une pomme. <text:tab/><text:tab/><text:tab/>[ dju ri e qun pom ]</text:p>
      <text:p text:style-name="P29">un homme et une femme. <text:tab/><text:tab/><text:tab/>[ qa_nom e qun fam ]</text:p>
      <text:p text:style-name="P29">du pain et de l'eau. <text:tab/><text:tab/><text:tab/><text:tab/>[ dju pan e du lo ]</text:p>
      <text:p text:style-name="P28"><text:soft-page-break/></text:p>
      <text:p text:style-name="P33">L'homme mange un oeuf. <text:tab/><text:tab/><text:tab/>[ lom manġ qan_of ]</text:p>
      <text:p text:style-name="P33">Le garçon et l'homme boivent de l'eau. <text:tab/>[ lo garso e lom bwav du lo ]</text:p>
      <text:p text:style-name="P33">Le garçon boit du lait. <text:tab/><text:tab/><text:tab/>[ lo garso bwa dju le ]</text:p>
      <text:p text:style-name="P33">La femme boit du café. <text:tab/><text:tab/><text:tab/>[ la fam bwa dju kafe ]</text:p>
      <text:p text:style-name="P33">La femme conduit une voiture. <text:tab/><text:tab/>[ la fam kondwi qun va-ture ]</text:p>
      <text:p text:style-name="P33">L'homme conduit une voiture. <text:tab/><text:tab/>[ lom kondwi qun va-ture ]</text:p>
      <text:p text:style-name="P33">La fille marche. <text:tab/><text:tab/><text:tab/><text:tab/>[ la fi marx ]</text:p>
      <text:p text:style-name="P33">Le garçon marche. <text:tab/><text:tab/><text:tab/><text:tab/>[ Lo garso marx ]</text:p>
      <text:p text:style-name="P33">La femme marche. <text:tab/><text:tab/><text:tab/><text:tab/>[ Lo fam marx ]</text:p>
      <text:p text:style-name="P33">La fille court. <text:tab/><text:tab/><text:tab/><text:tab/><text:tab/>[ la fi cur ]</text:p>
      <text:p text:style-name="P33">L'homme court. <text:tab/><text:tab/><text:tab/><text:tab/>[ lom cur ]</text:p>
      <text:p text:style-name="P32"/>
      <text:p text:style-name="P37">La femme conduit. <text:tab/><text:tab/><text:tab/><text:tab/>[ la fam kondwi ]</text:p>
      <text:p text:style-name="P37">La fille ne conduit pas.<text:tab/><text:tab/><text:tab/> [ la fi no kondwi pa ]</text:p>
      <text:p text:style-name="P37">L'homme conduit. <text:tab/><text:tab/><text:tab/><text:tab/>[ lom kondwi ]</text:p>
      <text:p text:style-name="P37">Le garçon ne conduit pas. <text:tab/><text:tab/><text:tab/>[ lo garso no condwi pa ]</text:p>
      <text:p text:style-name="P37">Les adultes cuisinent. <text:tab/><text:tab/><text:tab/>[ le ż_adult kweżin ]</text:p>
      <text:p text:style-name="P37">Les adultes ne cuisinent pas. <text:tab/><text:tab/>[ le ż_adult no kweżin pa ]</text:p>
      <text:p text:style-name="P37">Les enfants écrivent. <text:tab/><text:tab/><text:tab/><text:tab/>[ le żanfa ekriv ]</text:p>
      <text:p text:style-name="P37">Les enfants n'écrivent pas.<text:tab/><text:tab/><text:tab/>[ le żanfa n'ekriv pa ]</text:p>
      <text:p text:style-name="P37">La femme ne conduit pas. <text:tab/><text:tab/><text:tab/>[ la fam no kondwi pa ]</text:p>
      <text:p text:style-name="P37">Les adultes cuisinent. <text:tab/><text:tab/><text:tab/>[ le ż_adult kwiżin ]</text:p>
      <text:p text:style-name="P37">Les adultes ne cuisinent pas. <text:tab/><text:tab/>[ le ż_adult no kwiżin pa ]</text:p>
      <text:p text:style-name="P37">Les enfants écrivent. <text:tab/><text:tab/><text:tab/><text:tab/>[ le ż_anfa ekriv ]</text:p>
      <text:p text:style-name="P37">Les enfants n'écrivent pas. <text:tab/><text:tab/><text:tab/>[ le ż_anfa ne_ekriv pa ]</text:p>
      <text:p text:style-name="P37">La femme conduit. <text:tab/><text:tab/><text:tab/><text:tab/>[ la fam knodwi ]</text:p>
      <text:p text:style-name="P37">La femme ne conduit pas. <text:tab/><text:tab/><text:tab/>[ la fam no knodwi pa ]</text:p>
      <text:p text:style-name="P36"/>
      <text:p text:style-name="P36">Ils nagent. <text:tab/><text:tab/><text:tab/><text:tab/><text:tab/>[ il naxġ ]</text:p>
      <text:p text:style-name="P36">Ils ne nagent pas. <text:tab/><text:tab/><text:tab/><text:tab/>[ il ne naxġ pa ]</text:p>
      <text:p text:style-name="P36">Il dort. <text:tab/><text:tab/><text:tab/><text:tab/><text:tab/><text:tab/>[ Il dor ]</text:p>
      <text:p text:style-name="P36">Il ne dort pas. <text:tab/><text:tab/><text:tab/><text:tab/><text:tab/>[ Il ne dor pa ]</text:p>
      <text:p text:style-name="P30"/>
      <text:p text:style-name="P35">Il marche. Il ne court pas. <text:tab/><text:tab/><text:tab/>[ il marx. Il ne kur pa ]</text:p>
      <text:p text:style-name="P35">Ils cuisinent. Ils ne mangent pas. <text:tab/><text:tab/>[ il kwiżin, il ne manxġ pa ]</text:p>
      <text:p text:style-name="P35"><text:soft-page-break/>Ils ne cuisinent pas. Ils mangent. <text:tab/><text:tab/>[ il ne kwiżin pa, il manxġ ]</text:p>
      <text:p text:style-name="P35">Il ne marche pas. Il court. <text:tab/><text:tab/><text:tab/>[ il ne marx pa. Il kur ]</text:p>
      <text:p text:style-name="P35"/>
      <text:p text:style-name="P39">Les femmes ont du riz. <text:tab/><text:tab/><text:tab/>[ le fam o du ri ]</text:p>
      <text:p text:style-name="P39">Les femmes n'ont pas de riz. <text:tab/><text:tab/><text:tab/>[ le fam no pa du ri ]</text:p>
      <text:p text:style-name="P39">Le garçon a un stylo. <text:tab/><text:tab/><text:tab/><text:tab/>[ lo ġarso a aa stylo ]</text:p>
      <text:p text:style-name="P39">Le garçon n'a pas de stylo. <text:tab/><text:tab/><text:tab/>[ lo ġarso na pa du stilo ]</text:p>
      <text:p text:style-name="P39">Les hommes ont de l'eau. <text:tab/><text:tab/><text:tab/>[ lo ż_om o du lo ]</text:p>
      <text:p text:style-name="P39">Les hommes n'ont pas d'eau. <text:tab/><text:tab/>[ lo ż_on no pa du ]</text:p>
      <text:p text:style-name="P39">Le garçon a du lait. <text:tab/><text:tab/><text:tab/><text:tab/>[ lo ġarso a dju le ]</text:p>
      <text:p text:style-name="P39">Le garçon n'a pas de lait. <text:tab/><text:tab/><text:tab/>[ lo ġarso na pa du le ]</text:p>
      <text:p text:style-name="P39">Les filles ont des vélos. <text:tab/><text:tab/><text:tab/>[ le fil o de vilo ]</text:p>
      <text:p text:style-name="P39">Les filles n'ont pas de vélos. <text:tab/><text:tab/><text:tab/>[ le fil no pa du vilo ]</text:p>
      <text:p text:style-name="P38"/>
      <text:p text:style-name="P40">Le chien court. <text:tab/><text:tab/><text:tab/><text:tab/>[ lo xja kur ]</text:p>
      <text:p text:style-name="P40">Le chien ne court pas. <text:tab/><text:tab/><text:tab/>[ lo xja no kur pa ]</text:p>
      <text:p text:style-name="P40">Les garçons ont de l'eau. <text:tab/><text:tab/><text:tab/>[ le garso o du lo ]</text:p>
      <text:p text:style-name="P40">Les garçons n'ont pas d'eau. <text:tab/><text:tab/><text:tab/>[ le garso no pa du ]</text:p>
      <text:p text:style-name="P30"/>
      <text:p text:style-name="P27">Il mange du riz. <text:tab/><text:tab/><text:tab/><text:tab/>[ il manġ dju ri ]</text:p>
      <text:p text:style-name="P27">Ils mangent des sandwichs. <text:tab/><text:tab/><text:tab/>[ il manġ di sandwiċ ]</text:p>
      <text:p text:style-name="P27">Ils mangent des œufs. <text:tab/><text:tab/><text:tab/>[ il manġ d<text:span text:style-name="T50">i</text:span> ż<text:span text:style-name="T50">q</text:span> ]</text:p>
      <text:p text:style-name="P27">Elle mange une pomme. <text:tab/><text:tab/><text:tab/>[ elle manġ qun pom ]</text:p>
      <text:p text:style-name="P27">Elle boit de l'eau. <text:tab/><text:tab/><text:tab/><text:tab/>[ elle bwa du lo ]</text:p>
      <text:p text:style-name="P27">Ils lisent un journal. <text:tab/><text:tab/><text:tab/><text:tab/>[ il lis qa jurnal ]</text:p>
      <text:p text:style-name="P27">Il conduit une voiture. <text:tab/><text:tab/><text:tab/>[ il conqwi qun va-tur ]</text:p>
      <text:p text:style-name="P27">Ils mangent des pommes.<text:tab/><text:tab/><text:tab/>[ il manġ di pom ]</text:p>
      <text:p text:style-name="P27">Elle lit un livre. <text:tab/><text:tab/><text:tab/><text:tab/>[ elle lit qa livr ]</text:p>
      <text:p text:style-name="P27">Elle a un chien. <text:tab/><text:tab/><text:tab/><text:tab/>[ elle a qa xja ]</text:p>
      <text:p text:style-name="P27">Ils ont un journal. <text:tab/><text:tab/><text:tab/><text:tab/>[ il <text:span text:style-name="T50">ż</text:span>_on<text:span text:style-name="T50">t</text:span> qa xġornal ]</text:p>
      <text:p text:style-name="P27">Il a un chat. <text:tab/><text:tab/><text:tab/><text:tab/><text:tab/>[ il a qa xja ]</text:p>
      <text:p text:style-name="P27">Elles ont un cheval. <text:tab/><text:tab/><text:tab/><text:tab/>[ elle <text:span text:style-name="T50">ż</text:span>_o<text:span text:style-name="T50">nt</text:span> qa xaval ]</text:p>
      <text:p text:style-name="P27">Elle a des sandwichs. <text:tab/><text:tab/><text:tab/><text:tab/>[ elle a de sandwiċ ]</text:p>
      <text:p text:style-name="P27">Il a une voiture. <text:tab/><text:tab/><text:tab/><text:tab/>[ il a qun va-tur ]</text:p>
      <text:p text:style-name="P27">Elle a un poisson. <text:tab/><text:tab/><text:tab/><text:tab/>[ elle a qa pwaso ]</text:p>
      <text:p text:style-name="P27">Il a des livres. <text:tab/><text:tab/><text:tab/><text:tab/><text:tab/>[ il a de livr ]</text:p>
      <text:p text:style-name="P27"><text:soft-page-break/>Ils ont des stylos. <text:tab/><text:tab/><text:tab/><text:tab/>[ il <text:span text:style-name="T50">ż</text:span>_on<text:span text:style-name="T50">t</text:span> de stilo ]</text:p>
      <text:p text:style-name="P27">Ils nagent. <text:tab/><text:tab/><text:tab/><text:tab/><text:tab/>[ il naxġ ]</text:p>
      <text:p text:style-name="P27">Ils marchent. <text:tab/><text:tab/><text:tab/><text:tab/><text:tab/>[ il marx ]</text:p>
      <text:p text:style-name="P27">Elles dorment. <text:tab/><text:tab/><text:tab/><text:tab/>[ elles dorm ]</text:p>
      <text:p text:style-name="P27">Ils lisent. <text:tab/><text:tab/><text:tab/><text:tab/><text:tab/>[ il lis ]</text:p>
      <text:p text:style-name="P34"/>
      <text:p text:style-name="P44"/>
      <text:p text:style-name="P26">Le chien mange. <text:tab/><text:tab/><text:tab/><text:tab/>[ lo xja manġ ]</text:p>
      <text:p text:style-name="P26">Le chat dort. <text:tab/><text:tab/><text:tab/><text:tab/><text:tab/>[ lo xa dor ]</text:p>
      <text:p text:style-name="P26">Le poisson nage. <text:tab/><text:tab/><text:tab/><text:tab/>[ lo pwaso naxġ ]</text:p>
      <text:p text:style-name="P26">Le cheval court. <text:tab/><text:tab/><text:tab/><text:tab/>[ lo xaval cur ]</text:p>
      <text:p text:style-name="P26"/>
      <text:p text:style-name="P34">Les adultes courent. <text:tab/><text:tab/><text:tab/><text:tab/>[ le ż_adult kur ]</text:p>
      <text:p text:style-name="P34">Les enfants nagent. <text:tab/><text:tab/><text:tab/><text:tab/>[ le ż_anfa naxġ ]</text:p>
      <text:p text:style-name="P34">Les adultes mangent. <text:tab/><text:tab/><text:tab/>[ le ż_adult manġ ]</text:p>
      <text:p text:style-name="P34">Les enfants boivent. <text:tab/><text:tab/><text:tab/><text:tab/>[ le ż_anfa bwav ]</text:p>
      <text:p text:style-name="P34">Les adultes lisent. <text:tab/><text:tab/><text:tab/><text:tab/>[ le ż_adult lis ]</text:p>
      <text:p text:style-name="P34">Les enfants courent. <text:tab/><text:tab/><text:tab/><text:tab/>[ le ż_anfa cur ]</text:p>
      <text:p text:style-name="P34">L'enfant court. <text:tab/><text:tab/><text:tab/><text:tab/>[ lon-fa cur ]</text:p>
      <text:p text:style-name="P34">L'adulte lit. <text:tab/><text:tab/><text:tab/><text:tab/><text:tab/>[ ladult li ]</text:p>
      <text:p text:style-name="P31"/>
      <text:p text:style-name="P40">Qu'est-ce que c'est? <text:tab/><text:tab/><text:tab/><text:tab/>[ kes kqu se? ]</text:p>
      <text:p text:style-name="P40">C'est une pomme. <text:tab/><text:tab/><text:tab/><text:tab/>[ se qun pom ]</text:p>
      <text:p text:style-name="P40">C'est un journal. <text:tab/><text:tab/><text:tab/><text:tab/>[ se qa jornal ]</text:p>
      <text:p text:style-name="P40">Qu'est-ce que c'est? <text:tab/><text:tab/><text:tab/><text:tab/>[ kes kqu se? ]</text:p>
      <text:p text:style-name="P40">C'est un chat. <text:tab/><text:tab/><text:tab/><text:tab/><text:tab/>[ se qa xa ]</text:p>
      <text:p text:style-name="P40">C'est un journal. <text:tab/><text:tab/><text:tab/><text:tab/>[ se qa jornal ]</text:p>
      <text:p text:style-name="P40"/>
      <text:p text:style-name="P40">Qu'est-ce que c'est? <text:tab/><text:tab/><text:tab/><text:tab/>[ kes kqu se? ]</text:p>
      <text:p text:style-name="P40">C'est un œuf. <text:tab/><text:tab/><text:tab/><text:tab/><text:tab/>[ se qa n_of ]</text:p>
      <text:p text:style-name="P40">C'est un stylo. <text:tab/><text:tab/><text:tab/><text:tab/>[ se qa stilo ]</text:p>
      <text:p text:style-name="P40">C'est un poisson. <text:tab/><text:tab/><text:tab/><text:tab/>[ se qa pwaso ]</text:p>
      <text:p text:style-name="P40">C'est du riz.<text:tab/><text:tab/><text:tab/><text:tab/><text:tab/>[ se dju ri ]</text:p>
      <text:p text:style-name="P40"/>
      <text:p text:style-name="P43">Est-ce qu'il dort? <text:tab/>Oui. Il dort. <text:tab/><text:tab/><text:tab/>[ qes ki<text:span text:style-name="T51">l</text:span> dor? wi. il dor ]</text:p>
      <text:p text:style-name="P43">Est-ce qu'elle dort? <text:tab/>Non. Elle ne dort pas. <text:tab/>[ qes k<text:span text:style-name="T51">el</text:span> dor? no. elle no dor pa ]</text:p>
      <text:p text:style-name="P43"><text:soft-page-break/></text:p>
      <text:p text:style-name="P43">Est-ce que le chien nage? <text:tab/>Oui. <text:tab/><text:tab/><text:tab/>[ qes ki lo xja naxġ? wi ]</text:p>
      <text:p text:style-name="P43">Est-ce que le cheval nage? <text:tab/>Non. <text:tab/><text:tab/><text:tab/>[ qes ki lo xaval naxġ? no ]</text:p>
      <text:p text:style-name="P43"/>
      <text:p text:style-name="P43">Est-ce qu'elle lit le journal ?<text:tab/> Non. <text:tab/><text:tab/><text:tab/>[ qes ka li lo xġornal? no ]</text:p>
      <text:p text:style-name="P43">Est-ce qu'elle lit un livre ? <text:tab/>Non. <text:tab/><text:tab/><text:tab/>[ qes ka li qa livr no ]</text:p>
      <text:p text:style-name="P43">Est-ce qu'il mange une pomme? <text:tab/>Non. <text:tab/><text:tab/>[ qes ki manġ un pom? no ]</text:p>
      <text:p text:style-name="P42"/>
      <text:p text:style-name="P42">Au revoir!</text:p>
      <text:p text:style-name="P41"/>
      <text:p text:style-name="P45"/>
      <text:p text:style-name="P45"/>
      <text:p text:style-name="P45"/>
      <text:p text:style-name="P45"/>
      <text:p text:style-name="P48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o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46"><text:span text:style-name="T52"><text:line-break/><text:line-break/></text:span><text:soft-page-break/><text:span text:style-name="T52"><text:line-break/>Il y a un livre <text:tab/><text:tab/><text:tab/><text:tab/>[ il ja qa livr ] <text:tab/><text:tab/><text:tab/><text:tab/>There is a book</text:span></text:p>
      <text:p text:style-name="P46"/>
      <text:p text:style-name="P46">Il y a une femme <text:tab/><text:tab/><text:tab/>[ il ja qun fam ] <text:tab/><text:tab/><text:tab/>There is a woman</text:p>
      <text:p text:style-name="P46"/>
      <text:p text:style-name="P46">Il y a un oeuf <text:tab/><text:tab/><text:tab/><text:tab/>[ il ja qa nof ] <text:tab/><text:tab/><text:tab/><text:tab/>There is an egg</text:p>
      <text:p text:style-name="P46"/>
      <text:p text:style-name="P46">Il y a un enfant <text:tab/><text:tab/><text:tab/>[ il ja qa nanfa ] <text:tab/><text:tab/><text:tab/>There is a child</text:p>
      <text:p text:style-name="P46"/>
      <text:p text:style-name="P46">Il y a un poisson <text:tab/><text:tab/><text:tab/>[ il ja qa pwasso ] <text:tab/><text:tab/><text:tab/>There is a fish</text:p>
      <text:p text:style-name="P46"/>
      <text:p text:style-name="P46">Il y a un portable <text:tab/><text:tab/><text:tab/>[ il ja qa portabl ] <text:tab/><text:tab/><text:tab/>There is a phone</text:p>
      <text:p text:style-name="P46"/>
      <text:p text:style-name="P46">Il y a quatre femmes <text:tab/><text:tab/><text:tab/>[ il ja katro fam ] <text:tab/><text:tab/><text:tab/>There are four women</text:p>
      <text:p text:style-name="P46"/>
      <text:p text:style-name="P46">Il y a trois livres <text:tab/><text:tab/><text:tab/>[ il ja twa livr ] <text:tab/><text:tab/><text:tab/><text:tab/>There are three books</text:p>
      <text:p text:style-name="P46"/>
      <text:p text:style-name="P46">Il y a deux enfants <text:tab/><text:tab/><text:tab/>[ il ja dqu żanfa ] <text:tab/><text:tab/><text:tab/>There are two children</text:p>
      <text:p text:style-name="P46"/>
      <text:p text:style-name="P46">Il y a cinq poissons <text:tab/><text:tab/><text:tab/>[ il ja sa pwaso ] <text:tab/><text:tab/><text:tab/>There are five fish</text:p>
      <text:p text:style-name="P46"/>
      <text:p text:style-name="P46">Il y a six oeufs <text:tab/><text:tab/><text:tab/><text:tab/>[ il ja sis żqu ] <text:tab/><text:tab/><text:tab/><text:tab/>There are six eggs</text:p>
      <text:p text:style-name="P46"/>
      <text:p text:style-name="P46">Il y a deux portables <text:tab/><text:tab/><text:tab/>[ il ja dqu portabl ] <text:tab/><text:tab/><text:tab/>There are two phones</text:p>
      <text:p text:style-name="P46"/>
      <text:p text:style-name="P46">Il y a quatre clés <text:tab/><text:tab/><text:tab/>[ il ja katre kle ] <text:tab/><text:tab/><text:tab/>There are four keys</text:p>
      <text:p text:style-name="P46"/>
      <text:p text:style-name="P46">Il y a un lit <text:tab/><text:tab/><text:tab/><text:tab/>[ il ja qa li ] <text:tab/><text:tab/><text:tab/><text:tab/>There is a bed</text:p>
      <text:p text:style-name="P46"/>
      <text:p text:style-name="P46">Il y a trois balles <text:tab/><text:tab/><text:tab/>[ il ja twa ball ] <text:tab/><text:tab/><text:tab/>There are three balls</text:p>
      <text:p text:style-name="P46"/>
      <text:p text:style-name="P46">Il y a une tasse <text:tab/><text:tab/><text:tab/>[ il ja un tas ] <text:tab/><text:tab/><text:tab/><text:tab/>There is a cup</text:p>
      <text:p text:style-name="P46"/>
      <text:p text:style-name="P46">Il y a quatre chaises <text:tab/><text:tab/><text:tab/>[ il ja katre xeż ] <text:tab/><text:tab/><text:tab/>There are four chairs</text:p>
      <text:p text:style-name="P46"/>
      <text:p text:style-name="P46">Il y a deux tables <text:tab/><text:tab/><text:tab/>[ il ja dqu tabl ] <text:tab/><text:tab/><text:tab/>There are two tables</text:p>
      <text:p text:style-name="P46"/>
      <text:p text:style-name="P47">Il y a trois téléphones <text:tab/><text:tab/>[ il ja twa telefon ] <text:tab/><text:tab/><text:tab/>There are three phones</text:p>
      <text:p text:style-name="P47"/>
      <text:p text:style-name="P51">Il y a une balle</text:p>
      <text:p text:style-name="P47"/>
      <text:p text:style-name="P51">Il y a trois chaises</text:p>
      <text:p text:style-name="P47"/>
      <text:p text:style-name="P51">Il y a deux tables</text:p>
      <text:p text:style-name="P47"/>
      <text:p text:style-name="P51">Il y a une table</text:p>
      <text:p text:style-name="P47"/>
      <text:p text:style-name="P47"/>
      <text:p text:style-name="P47"/>
      <text:p text:style-name="P47"><text:soft-page-break/><text:span text:style-name="T53">Combien y a-t-il de poissons ?<text:tab/><text:tab/>Il y a trois poissons</text:span></text:p>
      <text:p text:style-name="P47"><text:line-break/><text:span text:style-name="T53">Kombja ya til di pwasso<text:tab/><text:tab/><text:tab/>il ja twa pwasso</text:span></text:p>
      <text:p text:style-name="P47"/>
      <text:p text:style-name="P47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/>
      <text:p text:style-name="P53">Il y a six tasses.<text:tab/><text:tab/>[ il ja si taż ]</text:p>
      <text:p text:style-name="P53"/>
      <text:p text:style-name="P53"/>
      <text:p text:style-name="P53"/>
      <text:p text:style-name="P53">Il y a trois oeufs. [ il ja twa żqu ] There are three eggs</text:p>
      <text:p text:style-name="P53"/>
      <text:p text:style-name="P53">Il y a cinq oeufs. [ il ja sank żqu ] There are five eggs</text:p>
      <text:p text:style-name="P53"/>
      <text:p text:style-name="P53">Il y a quatre tasses. [ il ja katre taż ] There are four cups</text:p>
      <text:p text:style-name="P53"/>
      <text:p text:style-name="P53">Il y a six tasses. [ il ja sis taż ] There are six cups</text:p>
      <text:p text:style-name="P53"/>
      <text:p text:style-name="P54">Trois assiettes sont blanches. [ twas asjet son blanx ] Three plates are white</text:p>
      <text:p text:style-name="P54"><text:soft-page-break/><text:line-break/>Une fleur est rouge. [ un flor e ruxġ ] A flower is red</text:p>
      <text:p text:style-name="P54"><text:line-break/>Deux pommes sont vertes. [ du pom son vert ] Two apples are green</text:p>
      <text:p text:style-name="P54"><text:line-break/>Quatre bols sont bleus. [ katre bol son blu ] Four bowls are blue</text:p>
      <text:p text:style-name="P54"/>
      <text:p text:style-name="P55"><text:span text:style-name="Strong_20_Emphasis">Combien y a-t-il de tables blanches?</text:span><text:line-break/>[ kombja ja til di tabl blanx? ]</text:p>
      <text:p text:style-name="P55"><text:line-break/><text:span text:style-name="Strong_20_Emphasis">Il y a deux tables blanches.</text:span><text:line-break/>[ il ja du tabl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How many black telephones are there? There is one black telephone.</text:p>
      <text:p text:style-name="P51"/>
      <text:p text:style-name="P51"/>
      <text:p text:style-name="P79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79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79"><text:span text:style-name="Strong_20_Emphasis"><text:span text:style-name="T7">Un pantalon<text:tab/><text:tab/></text:span></text:span><text:span text:style-name="T7">[ qa pa-ta-lo ]<text:tab/><text:tab/>Pants</text:span></text:p>
      <text:p text:style-name="P79"><text:span text:style-name="T7"/></text:p>
      <text:p text:style-name="P80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80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80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8"><text:soft-page-break/>Un tee-shirt jaune <text:tab/>[ qa ti-xert xgon ] <text:tab/>A yellow t-shirt</text:p>
      <text:p text:style-name="P58"/>
      <text:p text:style-name="P58">Un tee-shirt vert <text:tab/>[ qa ti-xert vert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81"><text:span text:style-name="Strong_20_Emphasis"><text:span text:style-name="T7">Combien de tasses avez-vous?</text:span></text:span><text:span text:style-name="T9"><text:line-break/>[ kombja di taż ave-vu? ]</text:span></text:p>
      <text:p text:style-name="P81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73"/>
      <text:p text:style-name="P59"><text:span text:style-name="T35">Combien de sandwichs avez-vous?</text:span><text:line-break/>[ kombja di sandwiċ ave-vu? ]</text:p>
      <text:p text:style-name="P59"><text:line-break/><text:span text:style-name="T35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81"><text:span text:style-name="Strong_20_Emphasis"><text:span text:style-name="T9">Combien de bols avez-vous ?</text:span></text:span><text:span text:style-name="T9"><text:line-break/>[ kombja di bol ave-vu? ]</text:span></text:p>
      <text:p text:style-name="P81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81"><text:span text:style-name="Strong_20_Emphasis"><text:span text:style-name="T9">Combien d'assiettes avez-vous ?</text:span></text:span><text:span text:style-name="T9"><text:line-break/>[ kombja dasjet av-vu? ]</text:span></text:p>
      <text:p text:style-name="P81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81"><text:span text:style-name="T9"/></text:p>
      <text:p text:style-name="P81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81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81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><text:soft-page-break/></text:p>
      <text:p text:style-name="P81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81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81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81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82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82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82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82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82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82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82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82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82"><text:soft-page-break/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82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82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82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82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82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82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82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83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83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83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83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><text:soft-page-break/></text:p>
      <text:p text:style-name="P84"><text:span text:style-name="Strong_20_Emphasis"><text:span text:style-name="T9">Qui mange ?</text:span></text:span><text:span text:style-name="T9"><text:line-break/>[ ki manxġ ? ]</text:span></text:p>
      <text:p text:style-name="P83"><text:span text:style-name="T9"/></text:p>
      <text:p text:style-name="P84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84"><text:span text:style-name="Strong_20_Emphasis"><text:span text:style-name="T9">Qui lit ?</text:span></text:span><text:span text:style-name="T9"><text:line-break/>[ ki li ? ]<text:line-break/></text:span></text:p>
      <text:p text:style-name="P84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2"><text:line-break/>Who is reading? <text:s/>The students are reading.</text:p>
      <text:p text:style-name="P61"/>
      <text:p text:style-name="P83"><text:span text:style-name="Strong_20_Emphasis"><text:span text:style-name="T9">Qui boit ?</text:span></text:span><text:span text:style-name="T9"><text:line-break/>[ ki bwa ? ]</text:span></text:p>
      <text:p text:style-name="P83"><text:span text:style-name="T9"/></text:p>
      <text:p text:style-name="P84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83"><text:span text:style-name="Strong_20_Emphasis"><text:span text:style-name="T9">Qui écrit ?</text:span></text:span><text:span text:style-name="T9"><text:line-break/>[ ki ekri ? ]<text:line-break/></text:span></text:p>
      <text:p text:style-name="P84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84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85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84"><text:span text:style-name="Strong_20_Emphasis"><text:span text:style-name="T9">Qui a le ballon ?</text:span></text:span><text:span text:style-name="T9"><text:line-break/>[ ki a lo ba-lon ? ]<text:line-break/></text:span></text:p>
      <text:p text:style-name="P85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><text:soft-page-break/></text:p>
      <text:p text:style-name="P84"><text:span text:style-name="Strong_20_Emphasis"><text:span text:style-name="T9">Qui a les livres ?</text:span></text:span><text:span text:style-name="T9"><text:line-break/>[ ki a le livr ? ]<text:line-break/></text:span></text:p>
      <text:p text:style-name="P85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84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85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85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85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85"><text:span text:style-name="Strong_20_Emphasis"><text:span text:style-name="T9">Qui porte un chapeau ?</text:span></text:span><text:span text:style-name="T9"><text:line-break/>[ ki port qa xa-po ? ]<text:line-break/></text:span></text:p>
      <text:p text:style-name="P85"><text:span text:style-name="Strong_20_Emphasis"><text:span text:style-name="T9">Nous portons un chapeau.</text:span></text:span><text:span text:style-name="T9"><text:line-break/>[ nu porto qa xa-po ]</text:span></text:p>
      <text:p text:style-name="P85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85"><text:span text:style-name="Strong_20_Emphasis"><text:span text:style-name="T9">Nous marchons.</text:span></text:span><text:span text:style-name="T9"><text:line-break/>[ nu marxo ]</text:span></text:p>
      <text:p text:style-name="P63"><text:line-break/>Who is walking?We are walking.</text:p>
      <text:p text:style-name="P63"/>
      <text:p text:style-name="P85"><text:span text:style-name="Strong_20_Emphasis"><text:span text:style-name="T9">Qui court ?</text:span></text:span><text:span text:style-name="T9"><text:line-break/>[ ki kur ? ]<text:line-break/></text:span></text:p>
      <text:p text:style-name="P85"><text:span text:style-name="Strong_20_Emphasis"><text:span text:style-name="T9">Nous courons.</text:span></text:span><text:span text:style-name="T9"><text:line-break/>[ nu kuro ]</text:span></text:p>
      <text:p text:style-name="P86"><text:span text:style-name="T9"/></text:p>
      <text:p text:style-name="P64"><text:line-break/>Who is running? <text:s/>We are running.</text:p>
      <text:p text:style-name="P86"><text:soft-page-break/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6"><text:span text:style-name="Strong_20_Emphasis"><text:span text:style-name="T9">Il y a trois arbres.</text:span></text:span><text:span text:style-name="T9"><text:line-break/>[ il ja twa zarbr ]</text:span></text:p>
      <text:p text:style-name="P64"><text:line-break/>How many trees are there? <text:s text:c="2"/>There are three trees.</text:p>
      <text:p text:style-name="P64"/>
      <text:p text:style-name="P86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6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86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86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86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86"><text:span text:style-name="Strong_20_Emphasis"><text:span text:style-name="T9">Il y a six enfants.</text:span></text:span><text:span text:style-name="T9"><text:line-break/>[ il ja sis 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86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7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87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87"><text:span text:style-name="T9"/></text:p>
      <text:p text:style-name="P87"><text:span text:style-name="Strong_20_Emphasis"><text:span text:style-name="T9">C'est une assiette.</text:span></text:span><text:span text:style-name="T9"><text:line-break/>[ se un asjet ]</text:span></text:p>
      <text:p text:style-name="P65"><text:line-break/>What is this? It is a plate.</text:p>
      <text:p text:style-name="P63"/>
      <text:p text:style-name="P88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8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87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88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8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9"><text:span text:style-name="Strong_20_Emphasis"><text:span text:style-name="T9">C'est un vélo.</text:span></text:span><text:span text:style-name="T9"><text:line-break/>[ se qa velo ]</text:span></text:p>
      <text:p text:style-name="P67"><text:line-break/>What is this? <text:s/>It is a bicycle.</text:p>
      <text:p text:style-name="P66"/>
      <text:p text:style-name="P88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89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88"><text:span text:style-name="Strong_20_Emphasis"><text:span text:style-name="T9">Qui a un vélo ?</text:span></text:span><text:span text:style-name="T9"><text:line-break/>[ ki a qa velo ? ]<text:line-break/></text:span></text:p>
      <text:p text:style-name="P89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88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89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89"><text:soft-page-break/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89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89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89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89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89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89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89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/>
      <text:p text:style-name="P9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90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89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90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90"><text:soft-page-break/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90"><text:span text:style-name="Strong_20_Emphasis"><text:span text:style-name="T9">Est-ce que vous êtes médecin ?<text:line-break/></text:span></text:span><text:span text:style-name="Strong_20_Emphasis"><text:span text:style-name="T24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90"><text:span text:style-name="Strong_20_Emphasis"><text:span text:style-name="T9">La voiture est rouge.<text:line-break/></text:span></text:span><text:span text:style-name="Strong_20_Emphasis"><text:span text:style-name="T24">[ la vwatur e ruxġ ]<text:line-break/>The car is red.</text:span></text:span></text:p>
      <text:p text:style-name="P90"><text:span text:style-name="Strong_20_Emphasis"><text:span text:style-name="T9"/></text:span></text:p>
      <text:p text:style-name="P90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90"><text:span text:style-name="T9"/></text:p>
      <text:p text:style-name="P90"><text:span text:style-name="Strong_20_Emphasis"><text:span text:style-name="T9">Le chat est noir.</text:span></text:span><text:span text:style-name="T9"><text:line-break/>[ le xa e nwar ]<text:line-break/>The cat is black.</text:span></text:p>
      <text:p text:style-name="P90"><text:span text:style-name="T9"/></text:p>
      <text:p text:style-name="P90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90"><text:span text:style-name="Strong_20_Emphasis"><text:span text:style-name="T9">Le poisson est rouge.<text:line-break/></text:span></text:span><text:span text:style-name="Strong_20_Emphasis"><text:span text:style-name="T24">[ l pwasso e ruxġ ]<text:line-break/>The fish is red.</text:span></text:span></text:p>
      <text:p text:style-name="P90"><text:span text:style-name="Strong_20_Emphasis"><text:span text:style-name="T24"/></text:span></text:p>
      <text:p text:style-name="P90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90"><text:span text:style-name="T9"/></text:p>
      <text:p text:style-name="P90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90"><text:span text:style-name="T9"/></text:p>
      <text:p text:style-name="P90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pan text:style-name="T9"/></text:p>
      <text:p text:style-name="P90"><text:soft-page-break/><text:span text:style-name="Strong_20_Emphasis"><text:span text:style-name="T9">Le chien est gros.</text:span></text:span><text:span text:style-name="T9"><text:line-break/>[ le xja e gro ]<text:line-break/>The dog is big.</text:span></text:p>
      <text:p text:style-name="P90"><text:span text:style-name="T9"/></text:p>
      <text:p text:style-name="P90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90"><text:span text:style-name="T9"/></text:p>
      <text:p text:style-name="P90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90"><text:span text:style-name="T9"/></text:p>
      <text:p text:style-name="P90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90"><text:span text:style-name="T9"/></text:p>
      <text:p text:style-name="P91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90"><text:span text:style-name="T9"/></text:p>
      <text:p text:style-name="P91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90"><text:span text:style-name="T9"/></text:p>
      <text:p text:style-name="P91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90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90"><text:span text:style-name="T9"/></text:p>
      <text:p text:style-name="P91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91"><text:span text:style-name="T9"/></text:p>
      <text:p text:style-name="P91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91"><text:span text:style-name="T9"/></text:p>
      <text:p text:style-name="P91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1"><text:soft-page-break/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91"><text:span text:style-name="T9"/></text:p>
      <text:p text:style-name="P92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1"><text:span text:style-name="T9"/></text:p>
      <text:p text:style-name="P91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91"><text:span text:style-name="T9"/></text:p>
      <text:p text:style-name="P92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91"><text:span text:style-name="T9"/></text:p>
      <text:p text:style-name="P92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91"><text:span text:style-name="T9"/></text:p>
      <text:p text:style-name="P92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91"><text:span text:style-name="T9"/></text:p>
      <text:p text:style-name="P92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91"><text:span text:style-name="T9"/></text:p>
      <text:p text:style-name="P92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/>
      <text:p text:style-name="P92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92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92"><text:span text:style-name="T9"/></text:p>
      <text:p text:style-name="P93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93"><text:span text:style-name="T9"/></text:p>
      <text:p text:style-name="P93"><text:span text:style-name="T9"><text:line-break/><text:line-break/></text:span><text:soft-page-break/><text:span text:style-name="T9"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93"><text:span text:style-name="T9"/></text:p>
      <text:p text:style-name="P93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93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93"><text:span text:style-name="T9"/></text:p>
      <text:p text:style-name="P93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93"><text:span text:style-name="T9"/></text:p>
      <text:p text:style-name="P93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93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93"><text:span text:style-name="T9"/></text:p>
      <text:p text:style-name="P94"><text:span text:style-name="Strong_20_Emphasis"><text:span text:style-name="T9">Je conduis.</text:span></text:span><text:span text:style-name="T9"><text:line-break/>[ xġ kondwi ]<text:line-break/>I am driving.</text:span></text:p>
      <text:p text:style-name="P94"><text:span text:style-name="T9"/></text:p>
      <text:p text:style-name="P94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93"><text:span text:style-name="T9"/></text:p>
      <text:p text:style-name="P93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93"><text:span text:style-name="T9"/></text:p>
      <text:p text:style-name="P93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93"><text:span text:style-name="T9"/></text:p>
      <text:p text:style-name="P93"><text:span text:style-name="Strong_20_Emphasis"><text:span text:style-name="T9">deux stylos</text:span></text:span><text:span text:style-name="T9"><text:line-break/>[ du stilo ]<text:line-break/>Two pens.</text:span></text:p>
      <text:p text:style-name="P93"><text:span text:style-name="T9"/></text:p>
      <text:p text:style-name="P93"><text:soft-page-break/><text:span text:style-name="Strong_20_Emphasis"><text:span text:style-name="T9">trois vélos</text:span></text:span><text:span text:style-name="T9"><text:line-break/>[ trwa velo ]<text:line-break/>Three bikes.</text:span></text:p>
      <text:p text:style-name="P93"><text:span text:style-name="T9"/></text:p>
      <text:p text:style-name="P93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93"><text:span text:style-name="T9"/></text:p>
      <text:p text:style-name="P93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93"><text:span text:style-name="T9"/></text:p>
      <text:p text:style-name="P93"><text:span text:style-name="Strong_20_Emphasis"><text:span text:style-name="T9">six filles</text:span></text:span><text:span text:style-name="T9"><text:line-break/>[ si fij ]<text:line-break/>Six girls.</text:span></text:p>
      <text:p text:style-name="P93"><text:span text:style-name="T9"/></text:p>
      <text:p text:style-name="P93"><text:span text:style-name="Strong_20_Emphasis"><text:span text:style-name="T9">cinq livres</text:span></text:span><text:span text:style-name="T9"><text:line-break/>[ san livr ]<text:line-break/>Five books.</text:span></text:p>
      <text:p text:style-name="P93"><text:span text:style-name="T9"/></text:p>
      <text:p text:style-name="P93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93"><text:span text:style-name="T9"/></text:p>
      <text:p text:style-name="P93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93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93"><text:span text:style-name="T9"/></text:p>
      <text:p text:style-name="P93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93"><text:span text:style-name="Strong_20_Emphasis"><text:span text:style-name="T9">Il y a quatre clés.</text:span></text:span><text:span text:style-name="T9"> <text:tab/><text:tab/>→ [ il ja katr kle ]</text:span></text:p>
      <text:p text:style-name="P93"><text:span text:style-name="Strong_20_Emphasis"><text:span text:style-name="T9">Il y a trois balles.</text:span></text:span><text:span text:style-name="T9"> <text:tab/><text:tab/>→ [ il ja trwa bal ]</text:span></text:p>
      <text:p text:style-name="P93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93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93"><text:span text:style-name="Strong_20_Emphasis"><text:span text:style-name="T9">Il y a quatre chaises.</text:span></text:span><text:span text:style-name="T9"> <text:tab/><text:tab/>→ [ il ja katr xejz ]</text:span></text:p>
      <text:p text:style-name="P93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93"><text:span text:style-name="Strong_20_Emphasis"><text:span text:style-name="T9">Il y a trois téléphones.</text:span></text:span><text:span text:style-name="T9"> <text:tab/>→ [ il ja twa telefon ]</text:span></text:p>
      <text:p text:style-name="P72"/>
      <text:p text:style-name="P72"><text:soft-page-break/></text:p>
      <text:p text:style-name="P72"/>
      <text:p text:style-name="P72"/>
      <text:p text:style-name="P72"/>
      <text:p text:style-name="P93"><text:span text:style-name="Strong_20_Emphasis"><text:span text:style-name="T9"/></text:span></text:p>
      <text:p text:style-name="P93"><text:span text:style-name="Strong_20_Emphasis"><text:span text:style-name="T9"/></text:span></text:p>
      <text:p text:style-name="P93"><text:span text:style-name="Strong_20_Emphasis"><text:span text:style-name="T9"/></text:span></text:p>
      <text:p text:style-name="P93"><text:span text:style-name="T9"><text:line-break/><text:line-break/>é è à ù â ê î ô û ë ï ü ç œ æ É È À Ù Â Ê Î Ô Û Ë Ï Ü Ç Œ Æ</text:span>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2-26T18:56:38.920590722</dc:date>
    <meta:editing-duration>PT11H6M9S</meta:editing-duration>
    <meta:editing-cycles>88</meta:editing-cycles>
    <meta:generator>LibreOffice/24.2.7.2$Linux_X86_64 LibreOffice_project/420$Build-2</meta:generator>
    <meta:document-statistic meta:table-count="3" meta:image-count="0" meta:object-count="0" meta:page-count="27" meta:paragraph-count="595" meta:word-count="5255" meta:character-count="23385" meta:non-whitespace-character-count="17734"/>
  </office:meta>
</office:document-meta>
</file>